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0" style:family="graphic" style:parent-style-name="standard">
      <style:graphic-properties svg:stroke-width="0cm" draw:fill="none" draw:textarea-horizontal-align="justify" draw:textarea-vertical-align="middle" draw:auto-grow-height="false" fo:min-height="0cm" fo:min-width="0cm" fo:padding-top="0.087cm" fo:padding-bottom="0.087cm" fo:padding-left="0.212cm" fo:padding-right="0.212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6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1.093cm" svg:height="0.433cm" draw:transform="rotate (-1.57079632679579) translate (1.51055960264893cm 3.21999999999974cm)" svg:viewBox="0 0 1094 434" svg:d="m0-2591c0-104 0-234 0-348s273-106 273 0c0-106 274-106 274 0 0-106 273-106 273 0 0-106 274-106 274 0 0 0 0 391 0 34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2" draw:text-style-name="P1" draw:layer="layout" svg:x1="1.602cm" svg:y1="3.22cm" svg:x2="1.602cm" svg:y2="4.314cm">
              <text:p/>
            </draw:line>
          </draw:g>
          <draw:g>
            <draw:path draw:style-name="gr1" draw:text-style-name="P1" draw:layer="layout" svg:width="1.093cm" svg:height="0.433cm" draw:transform="rotate (1.5707963267946) translate (1.78844039735127cm 4.31700000000089cm)" svg:viewBox="0 0 1094 434" svg:d="m0 4007c0-104 0-234 0-348s273-106 273 0c0-106 274-106 274 0 0-106 273-106 273 0 0-106 274-106 274 0 0 0 0 391 0 348">
              <draw:glue-point draw:id="4" svg:x="4.976cm" svg:y="5cm"/>
              <draw:glue-point draw:id="5" svg:x="4.976cm" svg:y="-5cm"/>
              <draw:glue-point draw:id="6" svg:x="4.907cm" svg:y="5cm"/>
              <draw:glue-point draw:id="7" svg:x="4.907cm" svg:y="-5cm"/>
              <text:p/>
            </draw:path>
            <draw:line draw:style-name="gr2" draw:text-style-name="P1" draw:layer="layout" svg:x1="1.697cm" svg:y1="4.317cm" svg:x2="1.697cm" svg:y2="3.223cm">
              <text:p/>
            </draw:line>
          </draw:g>
        </draw:g>
        <draw:g>
          <draw:path draw:style-name="gr1" draw:text-style-name="P1" draw:layer="layout" svg:width="1.104cm" svg:height="0.433cm" draw:transform="rotate (-1.57079632679579) translate (5.10455960264893cm 3.21999999999974cm)" svg:viewBox="0 0 1105 434" svg:d="m0-9779c0-104 0-234 0-348s276-106 276 0c0-106 276-106 276 0 0-106 276-106 276 0 0-106 277-106 277 0 0 0 0 391 0 348">
            <draw:glue-point draw:id="4" svg:x="-4.987cm" svg:y="-5cm"/>
            <draw:glue-point draw:id="5" svg:x="-4.987cm" svg:y="5cm"/>
            <draw:glue-point draw:id="6" svg:x="-4.923cm" svg:y="-5cm"/>
            <draw:glue-point draw:id="7" svg:x="-4.923cm" svg:y="5cm"/>
            <text:p/>
          </draw:path>
          <draw:line draw:style-name="gr2" draw:text-style-name="P1" draw:layer="layout" svg:x1="5.196cm" svg:y1="3.22cm" svg:x2="5.196cm" svg:y2="4.325cm">
            <text:p/>
          </draw:line>
        </draw:g>
        <draw:g>
          <draw:path draw:style-name="gr1" draw:text-style-name="P1" draw:layer="layout" svg:width="1.107cm" svg:height="0.433cm" draw:transform="rotate (1.5707963267946) translate (5.38244039735127cm 4.32800000000089cm)" svg:viewBox="0 0 1108 434" svg:d="m0 11195c0-104 0-234 0-348s277-106 277 0c0-106 276-106 276 0 0-106 277-106 277 0 0-106 278-106 278 0 0 0 0 391 0 348">
            <draw:glue-point draw:id="4" svg:x="4.976cm" svg:y="5cm"/>
            <draw:glue-point draw:id="5" svg:x="4.976cm" svg:y="-5cm"/>
            <draw:glue-point draw:id="6" svg:x="4.907cm" svg:y="5cm"/>
            <draw:glue-point draw:id="7" svg:x="4.907cm" svg:y="-5cm"/>
            <text:p/>
          </draw:path>
          <draw:line draw:style-name="gr2" draw:text-style-name="P1" draw:layer="layout" svg:x1="5.291cm" svg:y1="4.328cm" svg:x2="5.291cm" svg:y2="3.22cm">
            <text:p/>
          </draw:line>
        </draw:g>
        <draw:line draw:style-name="gr3" draw:text-style-name="P2" draw:layer="layout" svg:x1="2.222cm" svg:y1="4.317cm" svg:x2="4.681cm" svg:y2="4.317cm">
          <text:p/>
        </draw:line>
        <draw:g draw:name="Résistance">
          <draw:rect draw:style-name="gr4" draw:text-style-name="P1" draw:layer="layout" svg:width="0.509cm" svg:height="0.198cm" svg:x="2.602cm" svg:y="3.124cm">
            <text:p/>
          </draw:rect>
          <draw:line draw:style-name="gr5" draw:text-style-name="P1" draw:layer="layout" svg:x1="2.602cm" svg:y1="3.223cm" svg:x2="2.475cm" svg:y2="3.223cm">
            <draw:glue-point draw:id="4" svg:x="-5cm" svg:y="0cm"/>
            <text:p/>
          </draw:line>
          <draw:line draw:style-name="gr5" draw:text-style-name="P1" draw:layer="layout" svg:x1="3.111cm" svg:y1="3.223cm" svg:x2="3.238cm" svg:y2="3.223cm">
            <draw:glue-point draw:id="4" svg:x="5cm" svg:y="0cm"/>
            <text:p/>
          </draw:line>
        </draw:g>
        <draw:g>
          <draw:glue-point draw:id="4" svg:x="-5cm" svg:y="5.75cm"/>
          <draw:glue-point draw:id="5" svg:x="5cm" svg:y="5cm"/>
          <draw:ellipse draw:style-name="gr6" draw:text-style-name="P3" draw:layer="layout" svg:width="0.324cm" svg:height="0.17cm" draw:transform="rotate (1.5707963267946) translate (3.859cm 3.392cm)" draw:kind="arc" draw:start-angle="270" draw:end-angle="90">
            <text:p/>
          </draw:ellipse>
          <draw:ellipse draw:style-name="gr7" draw:text-style-name="P3" draw:layer="layout" svg:width="0.324cm" svg:height="0.17cm" draw:transform="rotate (1.5707963267946) translate (4.041cm 3.392cm)" draw:kind="arc" draw:start-angle="270" draw:end-angle="90">
            <text:p/>
          </draw:ellipse>
          <draw:ellipse draw:style-name="gr8" draw:text-style-name="P3" draw:layer="layout" svg:width="0.324cm" svg:height="0.17cm" draw:transform="rotate (1.5707963267946) translate (3.682cm 3.392cm)" draw:kind="arc" draw:start-angle="270" draw:end-angle="90">
            <text:p/>
          </draw:ellipse>
          <draw:ellipse draw:style-name="gr9" draw:text-style-name="P3" draw:layer="layout" svg:width="0.324cm" svg:height="0.17cm" draw:transform="rotate (1.5707963267946) translate (3.502cm 3.392cm)" draw:kind="arc" draw:start-angle="270" draw:end-angle="90">
            <text:p/>
          </draw:ellipse>
        </draw:g>
        <draw:line draw:style-name="gr3" draw:text-style-name="P2" draw:layer="layout" svg:x1="2.202cm" svg:y1="3.22cm" svg:x2="2.497cm" svg:y2="3.22cm">
          <text:p/>
        </draw:line>
        <draw:line draw:style-name="gr3" draw:text-style-name="P2" draw:layer="layout" svg:x1="3.228cm" svg:y1="3.22cm" svg:x2="3.513cm" svg:y2="3.22cm">
          <text:p/>
        </draw:line>
        <draw:line draw:style-name="gr3" draw:text-style-name="P2" draw:layer="layout" svg:x1="4.214cm" svg:y1="3.22cm" svg:x2="4.681cm" svg:y2="3.22cm">
          <text:p/>
        </draw:line>
        <draw:custom-shape draw:style-name="gr10" draw:text-style-name="P2" draw:layer="layout" svg:width="0.67cm" svg:height="0.671cm" svg:x="6.439cm" svg:y="3.41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799cm" svg:y1="3.22cm" svg:x2="6.774cm" svg:y2="3.22cm">
          <text:p/>
        </draw:line>
        <draw:line draw:style-name="gr3" draw:text-style-name="P2" draw:layer="layout" svg:x1="5.799cm" svg:y1="4.328cm" svg:x2="6.784cm" svg:y2="4.328cm">
          <text:p/>
        </draw:line>
        <draw:line draw:style-name="gr3" draw:text-style-name="P2" draw:layer="layout" svg:x1="6.784cm" svg:y1="4.328cm" svg:x2="6.784cm" svg:y2="4.084cm">
          <text:p/>
        </draw:line>
        <draw:line draw:style-name="gr3" draw:text-style-name="P2" draw:layer="layout" svg:x1="6.774cm" svg:y1="3.413cm" svg:x2="6.774cm" svg:y2="3.22cm">
          <text:p/>
        </draw:line>
        <draw:frame draw:style-name="gr11" draw:layer="layout" svg:width="1.761cm" svg:height="0.444cm" svg:x="7.047cm" svg:y="3.4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0.99cm" svg:height="0.388cm" svg:x="2.111cm" svg:y="2.6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1.403cm" svg:height="0.388cm" svg:x="3.19cm" svg:y="2.60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0.517cm" svg:height="0.444cm" svg:x="3.12cm" svg:y="3.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 draw:name="Résistance">
          <draw:rect draw:style-name="gr4" draw:text-style-name="P1" draw:layer="layout" svg:width="0.509cm" svg:height="0.198cm" svg:x="2.703cm" svg:y="0.848cm">
            <text:p/>
          </draw:rect>
          <draw:line draw:style-name="gr5" draw:text-style-name="P1" draw:layer="layout" svg:x1="2.703cm" svg:y1="0.947cm" svg:x2="2.576cm" svg:y2="0.947cm">
            <draw:glue-point draw:id="4" svg:x="-5cm" svg:y="0cm"/>
            <text:p/>
          </draw:line>
          <draw:line draw:style-name="gr5" draw:text-style-name="P1" draw:layer="layout" svg:x1="3.212cm" svg:y1="0.947cm" svg:x2="3.339cm" svg:y2="0.947cm">
            <draw:glue-point draw:id="4" svg:x="5cm" svg:y="0cm"/>
            <text:p/>
          </draw:line>
        </draw:g>
        <draw:g>
          <draw:glue-point draw:id="4" svg:x="-5cm" svg:y="5.75cm"/>
          <draw:glue-point draw:id="5" svg:x="5cm" svg:y="5cm"/>
          <draw:ellipse draw:style-name="gr12" draw:text-style-name="P3" draw:layer="layout" svg:width="0.324cm" svg:height="0.17cm" draw:transform="rotate (1.5707963267946) translate (3.96cm 1.116cm)" draw:kind="arc" draw:start-angle="270" draw:end-angle="90">
            <text:p/>
          </draw:ellipse>
          <draw:ellipse draw:style-name="gr13" draw:text-style-name="P3" draw:layer="layout" svg:width="0.324cm" svg:height="0.17cm" draw:transform="rotate (1.5707963267946) translate (4.142cm 1.116cm)" draw:kind="arc" draw:start-angle="270" draw:end-angle="90">
            <text:p/>
          </draw:ellipse>
          <draw:ellipse draw:style-name="gr14" draw:text-style-name="P3" draw:layer="layout" svg:width="0.324cm" svg:height="0.17cm" draw:transform="rotate (1.5707963267946) translate (3.783cm 1.116cm)" draw:kind="arc" draw:start-angle="270" draw:end-angle="90">
            <text:p/>
          </draw:ellipse>
          <draw:ellipse draw:style-name="gr15" draw:text-style-name="P3" draw:layer="layout" svg:width="0.324cm" svg:height="0.17cm" draw:transform="rotate (1.5707963267946) translate (3.603cm 1.116cm)" draw:kind="arc" draw:start-angle="270" draw:end-angle="90">
            <text:p/>
          </draw:ellipse>
        </draw:g>
        <draw:line draw:style-name="gr3" draw:text-style-name="P2" draw:layer="layout" svg:x1="2.068cm" svg:y1="0.948cm" svg:x2="2.594cm" svg:y2="0.948cm">
          <text:p/>
        </draw:line>
        <draw:line draw:style-name="gr3" draw:text-style-name="P2" draw:layer="layout" svg:x1="3.329cm" svg:y1="0.944cm" svg:x2="3.614cm" svg:y2="0.944cm">
          <text:p/>
        </draw:line>
        <draw:custom-shape draw:style-name="gr10" draw:text-style-name="P2" draw:layer="layout" svg:width="0.67cm" svg:height="0.671cm" svg:x="4.968cm" svg:y="1.13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328cm" svg:y1="0.944cm" svg:x2="5.303cm" svg:y2="0.944cm">
          <text:p/>
        </draw:line>
        <draw:line draw:style-name="gr3" draw:text-style-name="P2" draw:layer="layout" svg:x1="2.072cm" svg:y1="2.052cm" svg:x2="5.313cm" svg:y2="2.052cm">
          <text:p/>
        </draw:line>
        <draw:line draw:style-name="gr3" draw:text-style-name="P2" draw:layer="layout" svg:x1="5.313cm" svg:y1="2.052cm" svg:x2="5.313cm" svg:y2="1.808cm">
          <text:p/>
        </draw:line>
        <draw:line draw:style-name="gr3" draw:text-style-name="P2" draw:layer="layout" svg:x1="5.303cm" svg:y1="1.137cm" svg:x2="5.303cm" svg:y2="0.944cm">
          <text:p/>
        </draw:line>
        <draw:frame draw:style-name="gr11" draw:layer="layout" svg:width="0.586cm" svg:height="0.529cm" svg:x="3.498cm" svg:y="0.9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6" draw:text-style-name="P2" draw:layer="layout" svg:width="0.447cm" svg:height="0.447cm" svg:x="1.849cm" svg:y="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0.705cm" svg:height="0.645cm" svg:x="1.713cm" svg:y="1.077cm">
          <draw:text-box>
            <text:p><text:span text:style-name="T1">+</text:span></text:p>
          </draw:text-box>
        </draw:frame>
        <draw:frame draw:style-name="gr17" draw:text-style-name="P4" draw:layer="layout" svg:width="0.621cm" svg:height="0.645cm" svg:x="1.757cm" svg:y="1.255cm">
          <draw:text-box>
            <text:p><text:span text:style-name="T1">-</text:span></text:p>
          </draw:text-box>
        </draw:frame>
        <draw:line draw:style-name="gr3" draw:text-style-name="P2" draw:layer="layout" svg:x1="2.072cm" svg:y1="1.259cm" svg:x2="2.072cm" svg:y2="0.944cm">
          <text:p/>
        </draw:line>
        <draw:line draw:style-name="gr3" draw:text-style-name="P2" draw:layer="layout" svg:x1="2.072cm" svg:y1="2.052cm" svg:x2="2.072cm" svg:y2="1.696cm">
          <text:p/>
        </draw:line>
        <draw:frame draw:style-name="gr11" draw:layer="layout" svg:width="0.2cm" svg:height="0.469cm" svg:x="1.43cm" svg:y="1.22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8" draw:text-style-name="P2" draw:layer="layout" svg:x1="2.611cm" svg:y1="1.239cm" svg:x2="3.23cm" svg:y2="1.239cm">
          <text:p/>
        </draw:line>
        <draw:frame draw:style-name="gr11" draw:layer="layout" svg:width="0.459cm" svg:height="0.488cm" svg:x="2.56cm" svg:y="1.3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8" draw:text-style-name="P2" draw:layer="layout" svg:x1="4.836cm" svg:y1="1.159cm" svg:x2="4.836cm" svg:y2="1.778cm">
          <text:p/>
        </draw:line>
        <draw:frame draw:style-name="gr11" draw:layer="layout" svg:width="0.547cm" svg:height="0.488cm" svg:x="4.236cm" svg:y="1.40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6" draw:text-style-name="P2" draw:layer="layout" svg:width="0.447cm" svg:height="0.447cm" svg:x="0.843cm" svg:y="3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066cm" svg:y1="3.535cm" svg:x2="1.066cm" svg:y2="3.22cm">
          <text:p/>
        </draw:line>
        <draw:line draw:style-name="gr3" draw:text-style-name="P2" draw:layer="layout" svg:x1="1.066cm" svg:y1="4.328cm" svg:x2="1.066cm" svg:y2="3.972cm">
          <text:p/>
        </draw:line>
        <draw:frame draw:style-name="gr11" draw:layer="layout" svg:width="0.2cm" svg:height="0.469cm" svg:x="0.424cm" svg:y="3.49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layer="layout" svg:width="0.417cm" svg:height="0.432cm" svg:x="0.406cm" svg:y="3.52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layer="layout" svg:width="0.417cm" svg:height="0.432cm" svg:x="1.371cm" svg:y="1.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layer="layout" svg:width="0.459cm" svg:height="0.488cm" svg:x="2.326cm" svg:y="3.56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layer="layout" svg:width="0.99cm" svg:height="0.388cm" svg:x="2.301cm" svg:y="0.43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layer="layout" svg:width="1.403cm" svg:height="0.388cm" svg:x="3.443cm" svg:y="0.35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8" draw:text-style-name="P2" draw:layer="layout" svg:x1="2.185cm" svg:y1="3.423cm" svg:x2="2.804cm" svg:y2="3.423cm">
          <text:p/>
        </draw:line>
        <draw:frame draw:style-name="gr11" draw:layer="layout" svg:width="0.547cm" svg:height="0.488cm" svg:x="5.782cm" svg:y="3.3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8" draw:text-style-name="P2" draw:layer="layout" svg:x1="6.289cm" svg:y1="3.475cm" svg:x2="6.289cm" svg:y2="4.094cm">
          <text:p/>
        </draw:line>
        <draw:frame draw:style-name="gr11" draw:layer="layout" svg:width="0.902cm" svg:height="0.388cm" svg:x="1.221cm" svg:y="4.40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layer="layout" svg:width="0.902cm" svg:height="0.388cm" svg:x="4.777cm" svg:y="4.40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layer="layout" svg:width="0.554cm" svg:height="0.444cm" svg:x="1.127cm" svg:y="2.70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layer="layout" svg:width="0.554cm" svg:height="0.444cm" svg:x="4.988cm" svg:y="2.70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8" draw:text-style-name="P2" draw:layer="layout" svg:x1="1.91cm" svg:y1="1.188cm" svg:x2="1.91cm" svg:y2="0.812cm">
          <text:p/>
        </draw:line>
        <draw:frame draw:style-name="gr11" draw:layer="layout" svg:width="0.55cm" svg:height="0.488cm" svg:x="1.339cm" svg:y="0.60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layer="layout" svg:width="0.55cm" svg:height="0.488cm" svg:x="0.344cm" svg:y="2.86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18" draw:text-style-name="P2" draw:layer="layout" svg:x1="0.924cm" svg:y1="3.444cm" svg:x2="0.924cm" svg:y2="3.068cm">
          <text:p/>
        </draw:line>
        <draw:frame draw:style-name="gr11" draw:layer="layout" svg:width="1.999cm" svg:height="0.999cm" svg:x="2.341cm" svg:y="2.0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layer="layout" svg:width="1.761cm" svg:height="0.444cm" svg:x="5.638cm" svg:y="1.201cm">
          <draw:object xlink:href="./Object 24" xlink:type="simple" xlink:show="embed" xlink:actuate="onLoad"/>
          <draw:image xlink:href="./ObjectReplacements/Object 2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1-08-06T13:25:50</dc:date>
    <dc:creator>khalid khan</dc:creator>
    <meta:editing-duration>PT00H57M53S</meta:editing-duration>
    <meta:editing-cycles>4</meta:editing-cycles>
    <meta:document-statistic meta:object-count="8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B</math:mi>
      </math:msub>
      <math:mo math:stretchy="false">=</math:mo>
      <math:mrow>
        <math:mn>2</math:mn>
        <math:mo math:stretchy="false">+</math:mo>
        <math:mi math:fontstyle="italic">j4</math:mi>
      </math:mrow>
    </math:mrow>
    <math:annotation math:encoding="StarMath 5.0">Z_B=2+j4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t</math:mi>
      </math:msub>
      <math:mo math:stretchy="false">ˆ</math:mo>
    </math:mover>
    <math:annotation math:encoding="StarMath 5.0">hat {I}_t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t</math:mi>
      </math:msub>
      <math:mo math:stretchy="false">ˆ</math:mo>
    </math:mover>
    <math:annotation math:encoding="StarMath 5.0">hat {I}_t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B</math:mi>
      </math:msub>
      <math:mo math:stretchy="false">ˆ</math:mo>
    </math:mover>
    <math:annotation math:encoding="StarMath 5.0">hat {I}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/>
</file>

<file path=Object 14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n>0.1</math:mn>
      <math:mo math:stretchy="false">Ω</math:mo>
    </math:mrow>
    <math:annotation math:encoding="StarMath 5.0">0.1 %OMEGA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n>1</math:mn>
      <math:mi math:fontstyle="normal">:</math:mi>
      <math:mn>10</math:mn>
    </math:mrow>
    <math:annotation math:encoding="StarMath 5.0">1:1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n>10</math:mn>
      <math:mi math:fontstyle="normal">:</math:mi>
      <math:mn>1</math:mn>
    </math:mrow>
    <math:annotation math:encoding="StarMath 5.0">10: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</math:mn>
    </math:msub>
    <math:annotation math:encoding="StarMath 5.0">T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0.1</math:mn>
      <math:mo math:stretchy="false">Ω</math:mo>
    </math:mrow>
    <math:annotation math:encoding="StarMath 5.0">0.1 %OMEG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</math:mn>
    </math:msub>
    <math:annotation math:encoding="StarMath 5.0">T_1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G</math:mi>
      </math:msub>
      <math:mo math:stretchy="false">ˆ</math:mo>
    </math:mover>
    <math:annotation math:encoding="StarMath 5.0">hat {I}_G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G</math:mi>
      </math:msub>
      <math:mo math:stretchy="false">ˆ</math:mo>
    </math:mover>
    <math:annotation math:encoding="StarMath 5.0">hat {I}_G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/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B</math:mi>
      </math:msub>
      <math:mo math:stretchy="false">=</math:mo>
      <math:mrow>
        <math:mn>2</math:mn>
        <math:mo math:stretchy="false">+</math:mo>
        <math:mi math:fontstyle="italic">j4</math:mi>
      </math:mrow>
    </math:mrow>
    <math:annotation math:encoding="StarMath 5.0">Z_B=2+j4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15</math:mn>
      <math:mo math:stretchy="false">Ω</math:mo>
    </math:mrow>
    <math:annotation math:encoding="StarMath 5.0">j 0.15 %OMEG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Z</math:mi>
      <math:mi>t</math:mi>
    </math:msub>
    <math:annotation math:encoding="StarMath 5.0">Z_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15</math:mn>
      <math:mo math:stretchy="false">Ω</math:mo>
    </math:mrow>
    <math:annotation math:encoding="StarMath 5.0">j 0.15 %OMEG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B</math:mi>
      </math:msub>
      <math:mo math:stretchy="false">ˆ</math:mo>
    </math:mover>
    <math:annotation math:encoding="StarMath 5.0">hat {I}_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Z</math:mi>
      <math:mi>t</math:mi>
    </math:msub>
    <math:annotation math:encoding="StarMath 5.0">Z_t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